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soft-page-break/>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 Mr Loye Agathe</text:p>
      <text:p text:style-name="Normal">Création de la base de données<text:s/></text:p>
      <text:p text:style-name="Normal">Réunion EQUINOX pour modification et création d’un nouvel onglets sur le<text:s/>site de la CCLO</text:p>
      <text:p text:style-name="Normal"/>
      <text:p text:style-name="Normal">13/04/2018</text:p>
      <text:p text:style-name="Normal">Présentation de la solution par l’entreprise Up<text:s/></text:p>
      <text:p text:style-name="Normal">Logiciel web assez lourd de visu mais très complet en termes de fonctionnalité, la solution proposer rempli le cahier des charges préalablement établie La solution étant toute<text:s/>fois plus adapter a des communautés ayant bcp plus de personne pour le portage de repas la solution sera donc simplifiée<text:s/></text:p>
      <text:p text:style-name="Normal">Apporte même des fonctionnalités supplémentaires comme des statistiques d’utilisation<text:s/></text:p>
      <text:p text:style-name="Normal">Suivie d’une présentation de ma solution pour comparaitre et apporter des points critiques sur les deux solutions<text:s/></text:p>
      <text:p text:style-name="Normal"/>
      <text:soft-page-break/>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text:s/>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 trouvé désinstallé et installation d’EasyPhp<text:s/></text:p>
      <text:p text:style-name="Normal"/>
      <text:p text:style-name="Normal">17-18/04/2018</text:p>
      <text:p text:style-name="Normal">Création nav barre contenant les différents onglets<text:s/></text:p>
      <text:p text:style-name="Normal">Nouveau problème <text:s/>avec mon interpréteur php ne fonctionne à nouveau plus après une journée d’utilisation<text:s/></text:p>
      <text:p text:style-name="Normal">Solution trouvé prendre à distance la commande<text:s/>de mon ordinateur a partir de l’ordinateur de l’entreprise <text:s/></text:p>
      <text:p text:style-name="Normal"/>
      <text:p text:style-name="Normal">19-20/04/2018</text:p>
      <text:p text:style-name="Normal">Création page Ajout Bénéficiaire Et page recherche bénéficiaire<text:s/></text:p>
      <text:p text:style-name="Normal">Création page Menu Classique page Sans sel page sans sucre<text:s/></text:p>
      <text:p text:style-name="Normal"/>
      <text:p text:style-name="Normal">23-24/04/2018</text:p>
      <text:p text:style-name="Normal">Création des requêtes <text:s/>pour insertion<text:s/>menu classique et bénéficiaire</text:p>
      <text:p text:style-name="Normal">Plus modification de la table Menu =&gt; MenuNormal et ajout de100 champ a la table correspondant <text:s/></text:p>
      <text:p text:style-name="Normal"/>
      <text:p text:style-name="Normal">25/04/2018</text:p>
      <text:p text:style-name="Normal">Rédaction rapport partie présentation et développement<text:s/></text:p>
      <text:p text:style-name="Normal">Requete pour ajout MenuNormale <text:s/>SansSel et Sans Sucre<text:s/></text:p>
      <text:p text:style-name="Normal"/>
      <text:p text:style-name="Normal"/>
      <text:p text:style-name="Normal"/>
      <text:soft-page-break/>
      <text:p text:style-name="Normal">26-27/04/2018</text:p>
      <text:p text:style-name="Normal">Gros problème entre la requête et la bdd<text:s/></text:p>
      <text:p text:style-name="Normal">Pas d’erreur au niveau de la requête mais rien ne s’enregistrais dans la bdd<text:s/></text:p>
      <text:p text:style-name="Normal">J’ai refait la page de A a Z et cela fonctionne</text:p>
      <text:p text:style-name="Normal"/>
      <text:p text:style-name="Normal">30/04/2018</text:p>
      <text:p text:style-name="Normal">Finition de la page saisie Bénéficiaire et recherche</text:p>
      <text:p text:style-name="Normal">2-3/05/2018</text:p>
      <text:p text:style-name="Normal">Fonction Modifier Supprimer + fonction Ajout Menu Classique<text:s/></text:p>
      <text:p text:style-name="Normal">4/05/2018</text:p>
      <text:p text:style-name="Normal">Présentation de l’état d’avancement de mon projet<text:s/></text:p>
      <text:p text:style-name="Normal">Prise en compte des modifications à effectuer<text:s/></text:p>
      <text:p text:style-name="Normal"/>
      <text:p text:style-name="Normal">07/05/2018<text:s/></text:p>
      <text:p text:style-name="Normal">Modification suite à la présentation du 04/04<text:s/></text:p>
      <text:p text:style-name="Normal">09/05/2018</text:p>
      <text:p text:style-name="Normal">Modification des pages InsertMenuSSel et InsertMenuSSucre</text:p>
      <text:p text:style-name="Normal">14-15/05/2018<text:s/></text:p>
      <text:p text:style-name="Normal">Création de la fonction Cree Commande <text:s/></text:p>
      <text:p text:style-name="Normal">Problème rencontré je n’arrive pas à récupérer l’id du menu sélectionner à partir de ma base de données<text:s/></text:p>
      <text:p text:style-name="Normal">Car une Commande est l’association de l’identifiant<text:s/>du bénéficiaire et de ses choix effectuer a partir d’un menu<text:s/></text:p>
      <text:p text:style-name="Normal">16-17/05/2018</text:p>
      <text:p text:style-name="Normal">Solution trouvée mais bcp moins esthétique d’un menu déroulant j’afficher tous les menus dans une colonne et à coté de chaque menu j’ai mis un lien « suite » pour continuer la suite de la commande</text:p>
      <text:p text:style-name="Normal">Cette méthode est identique pour la recherche d’un bénéficiaire<text:s/></text:p>
      <text:p text:style-name="Normal">Suite de la commande en cours de réalisation Affichage du menu sélectionner avec radio bouton permettant ainsi de retranscrire le choix du bénéficiaire</text:p>
      <text:p text:style-name="Normal">Petite erreur subsiste<text:s/>encore est que je n’arrive pas à récupérer un deuxième paramètre passé dans l’url<text:s/></text:p>
      <text:p text:style-name="Normal"/>
      <text:p text:style-name="Normal"/>
      <text:p text:style-name="Normal"/>
      <text:soft-page-break/>
      <text:p text:style-name="Normal">18/05/2018</text:p>
      <text:p text:style-name="Normal">Changement de matériel =&gt; retranscrire la base de données d’un pc<text:s/>à<text:s/>l’autre<text:s/></text:p>
      <text:p text:style-name="Normal">Ajout des fonctions recherche Menu permettant ainsi de les voir et ou de les modifier si la saisi n’était pas fini ou alors de les supprimer<text:s/></text:p>
      <text:p text:style-name="Normal">Du coup Fonction voir /Modifier/Supp pour le menuclassique a été réaliser<text:s/></text:p>
      <text:p text:style-name="Normal"><text:s text:c="2"/></text:p>
      <text:p text:style-name="Normal">21-22/05/2018</text:p>
      <text:p text:style-name="Normal">Page Voir/modif/supp pour menu sans sel et sans sucre plus fonctionnalité et recherche des menus sel et sucre plus fonction de mise à jour<text:s/></text:p>
      <text:p text:style-name="Normal"/>
      <text:p text:style-name="Normal">23/05/2018<text:s/></text:p>
      <text:p text:style-name="Normal">Présentation de l’avancement a madame Moisy plus point d’étape<text:s/></text:p>
      <text:p text:style-name="Normal">Plus apport des mortifications <text:s/></text:p>
      <text:p text:style-name="Normal"/>
      <text:p text:style-name="Normal">24/05/2018</text:p>
      <text:p text:style-name="Normal">Finalisation de la fonctionnalité de mise à jour après modification du menu classique</text:p>
      <text:p text:style-name="Normal">Plus modification de la présentation afin d’obtenir une meilleure visuelle et ainsi améliorer l’utilisation de la saisie Menu mais également de la saisie de la command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commit-title" style:display-name="commit-title"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giaire4</meta:initial-creator>
    <dc:creator>Sébastien Quercy</dc:creator>
    <meta:creation-date>2018-04-04T08:50:00Z</meta:creation-date>
    <dc:date>2018-05-24T16:00:00Z</dc:date>
    <meta:template xlink:href="Normal" xlink:type="simple"/>
    <meta:editing-cycles>33</meta:editing-cycles>
    <meta:editing-duration>PT211080S</meta:editing-duration>
    <meta:document-statistic meta:page-count="5" meta:paragraph-count="13" meta:word-count="1075" meta:character-count="6976" meta:row-count="49" meta:non-whitespace-character-count="5914"/>
  </office:meta>
</office:document-meta>
</file>